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5.625cm" style:rel-column-width="60231*"/>
    </style:style>
    <style:style style:name="Tabla1.B" style:family="table-column">
      <style:table-column-properties style:column-width="1.376cm" style:rel-column-width="5304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text-underline-style="solid" style:text-underline-width="auto" style:text-underline-color="font-color"/>
    </style:style>
    <style:style style:name="P2" style:family="paragraph" style:parent-style-name="Text_20_body">
      <style:paragraph-properties fo:text-align="center" style:justify-single-word="false"/>
      <style:text-properties fo:font-size="22pt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sas a verificar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Contents">Cables conectados</text:p>
          </table:table-cell>
          <table:table-cell table:style-name="Tabla1.B1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Ruedas limpia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Ruedas inflada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Pixy calibrada:</text:p>
            <text:p text:style-name="Table_20_Contents"><text:s text:c="6"/>Bloques definidos</text:p>
            <text:p text:style-name="Table_20_Contents"><text:s text:c="6"/>Lineas detectadas</text:p>
            <text:p text:style-name="Table_20_Contents"><text:s text:c="6"/>Reconocimiento de los bloques</text:p>
            <text:p text:style-name="Table_20_Contents"><text:s text:c="6"/>Detección exclusiva (Solo lo que queremos)</text:p>
            <text:p text:style-name="Table_20_Contents"><text:s text:c="6"/>Ajustar inclinación pixy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MPU calibrado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Batería cargada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Programa del Arduino Nano cargado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Programa del ESP32 cargado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Luz frontal cargada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Ultrasonidos calibrado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Ultrasonidos intacto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Servo funcionando</text:p>
            <text:p text:style-name="Table_20_Contents">No se calienta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rivers funcionando</text:p>
            <text:p text:style-name="Table_20_Contents">No se calientan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Motor no se calienta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Botón funcionando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Indicador de voltaje funcionando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Esponjas en su lugar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El numero de vueltas está bien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Las signatures están bien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Table_20_Contents">Calibrar Servo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El coche está bien colocado en medio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Comprobar fin del muro (ultrasonidos)</text:p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9-15T16:48:28.18</meta:creation-date>
    <dc:date>2022-10-24T19:30:13.01</dc:date>
    <meta:editing-duration>PT4H52M8S</meta:editing-duration>
    <meta:editing-cycles>8</meta:editing-cycles>
    <meta:generator>OpenOffice/4.1.12$Win32 OpenOffice.org_project/4112m1$Build-9809</meta:generator>
    <meta:document-statistic meta:table-count="1" meta:image-count="0" meta:object-count="0" meta:page-count="1" meta:paragraph-count="30" meta:word-count="96" meta:character-count="683"/>
  </office:meta>
</office:document-meta>
</file>